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x</mi>
            <mo stretchy="false">=</mo>
            <msup>
              <mi>e</mi>
              <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i>x</mi>
            <mrow>
              <mi>'</mi>
              <mo stretchy="false">=</mo>
              <mrow>
                <mo fence="true" stretchy="false">(</mo>
                <mrow>
                  <msup>
                    <mi>e</mi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up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n>1</mn>
              <mo stretchy="false">=</mo>
              <mrow>
                <msup>
                  <mi>e</mi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sup>
                <mo stretchy="false">∗</mo>
                <mrow>
                  <mo fence="true" stretchy="false">(</mo>
                  <mrow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n>1</mn>
              <mo stretchy="false">=</mo>
              <mrow>
                <mi>x</mi>
                <mo stretchy="false">∗</mo>
                <mrow>
                  <mo fence="true" stretchy="false">(</mo>
                  <mrow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frac>
                <mn>1</mn>
                <mi>x</mi>
              </mfrac>
              <mo stretchy="false">=</mo>
              <mrow>
                <mo fence="true" stretchy="false">(</mo>
                <mrow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i>'</mi>
          </mrow>
        </mtd>
      </mtr>
    </mtable>
    <annotation encoding="StarMath 5.0">x=e^{ ln(x) }
newline
newline
drarrow x'=(e^{ ln(x) })'
newline
newline
drarrow 1=e^{ ln(x) }*(ln(x))'
newline
newline
drarrow 1=x*(ln(x))'
newline
newline
drarrow 1 over x=(ln(x))'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8:06:44.006077939</meta:creation-date>
    <dc:date>2016-04-01T08:18:27.663824589</dc:date>
    <meta:editing-duration>PT2M2S</meta:editing-duration>
    <meta:editing-cycles>2</meta:editing-cycles>
    <meta:generator>LibreOffice/5.0.5.2$Linux_X86_64 LibreOffice_project/00$Build-2</meta:generator>
  </office:meta>
</office:document-meta>
</file>